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31864"/>
    </style:style>
    <style:style style:name="P2" style:family="paragraph" style:parent-style-name="Standard">
      <style:paragraph-properties fo:padding-left="0in" fo:padding-right="0in" fo:padding-top="0in" fo:padding-bottom="0.0291in" fo:border-left="none" fo:border-right="none" fo:border-top="none" fo:border-bottom="0.06pt solid #000000" style:join-border="false"/>
    </style:style>
    <style:style style:name="P3" style:family="paragraph" style:parent-style-name="Preformatted_20_Text">
      <style:text-properties fo:color="#000000" officeooo:paragraph-rsid="00131864"/>
    </style:style>
    <style:style style:name="P4" style:family="paragraph" style:parent-style-name="Preformatted_20_Text">
      <style:text-properties fo:color="#000000" officeooo:paragraph-rsid="00131864"/>
    </style:style>
    <style:style style:name="P5" style:family="paragraph" style:parent-style-name="Preformatted_20_Text">
      <loext:graphic-properties draw:fill="solid" draw:fill-color="#ffffff" draw:opacity="100%"/>
      <style:paragraph-properties fo:margin-left="0in" fo:margin-right="0in" fo:margin-top="0in" fo:margin-bottom="0.1043in" loext:contextual-spacing="false" fo:line-height="142%" fo:orphans="2" fo:widows="2" fo:text-indent="0in" style:auto-text-indent="false" fo:background-color="#ffffff" fo:padding="0.0937in" fo:border="0.06pt solid #cccccc"/>
    </style:style>
    <style:style style:name="P6"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7"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T1"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2" style:family="text">
      <style:text-properties fo:font-variant="normal" fo:text-transform="none" fo:color="#009999" style:font-name="monospace" fo:font-size="9.75pt" fo:letter-spacing="normal" fo:font-style="normal" fo:font-weight="normal" fo:background-color="transparent" loext:char-shading-value="0"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What you should submit</text:span></text:h>
      <text:p text:style-name="Text_20_body">The goal of your project is to predict the manner in which they did the exercise. This is the "classe" variable in the training set. You may use any of the other variables to predict with. You should create a report describing how you built your model, how you used cross validation, what you think the expected out of sample error is, and why you made the choices you did. You will also use your prediction model to predict 20 different test cases.</text:p>
      <text:h text:style-name="Heading_20_3" text:outline-level="3">Peer Review Portion</text:h>
      <text:p text:style-name="Text_20_body">Your submission for the Peer Review portion should consist of a link to a Github repo with your R markdown and compiled HTML file describing your analysis. Please constrain the text of the writeup to &lt; 2000 words and the number of figures to be less than 5. It will make it easier for the graders if you submit a repo with a gh-pages branch so the HTML page can be viewed online (and you always want to make it easy on graders :-).</text:p>
      <text:h text:style-name="Heading_20_3" text:outline-level="3">Course Project Prediction Quiz Portion</text:h>
      <text:p text:style-name="Text_20_body">Apply your machine learning algorithm to the 20 test cases available in the test data above and submit your predictions in appropriate format to the Course Project Prediction Quiz for automated grading.</text:p>
      <text:p text:style-name="Standard"/>
      <text:p text:style-name="Standard">--------------</text:p>
      <text:p text:style-name="Standard">```{r setup, include=FALSE}</text:p>
      <text:p text:style-name="Standard">knitr::opts_chunk$set(echo = TRUE)</text:p>
      <text:p text:style-name="Standard">```</text:p>
      <text:p text:style-name="Standard"/>
      <text:p text:style-name="Standard">## R Markdown</text:p>
      <text:p text:style-name="Standard"/>
      <text:p text:style-name="Standard">This is an R Markdown document. Markdown is a simple formatting syntax for authoring HTML, PDF, and MS Word documents. For more details on using R Markdown see &lt;http://rmarkdown.rstudio.com&gt;.</text:p>
      <text:p text:style-name="Standard"/>
      <text:p text:style-name="Standard">When you click the **Knit** button a document will be generated that includes both content as well as the output of any embedded R code chunks within the document. You can embed an R code chunk like this:</text:p>
      <text:p text:style-name="Standard"/>
      <text:p text:style-name="Standard">```{r cars}</text:p>
      <text:p text:style-name="Standard">summary(cars)</text:p>
      <text:p text:style-name="Standard">```</text:p>
      <text:p text:style-name="Standard"/>
      <text:p text:style-name="Standard">## Including Plots</text:p>
      <text:p text:style-name="Standard"/>
      <text:p text:style-name="Standard">You can also embed plots, for example:</text:p>
      <text:p text:style-name="Standard"/>
      <text:p text:style-name="Standard">```{r pressure, echo=FALSE}</text:p>
      <text:p text:style-name="Standard">plot(pressure)</text:p>
      <text:p text:style-name="Standard">```</text:p>
      <text:p text:style-name="Standard"/>
      <text:p text:style-name="P2"><text:soft-page-break/>Note that the `echo = FALSE` parameter was added to the code chunk to prevent printing of the R code that generated the plot.</text:p>
      <text:p text:style-name="P1"/>
      <text:p text:style-name="P3"><text:a xlink:type="simple" xlink:href="https://towardsdatascience.com/principal-component-analysis-pca-101-using-r-361f4c53a9ff" text:style-name="Internet_20_link" text:visited-style-name="Visited_20_Internet_20_Link">https://towardsdatascience.com/principal-component-analysis-pca-101-using-r-361f4c53a9ff</text:a></text:p>
      <text:p text:style-name="P3"/>
      <text:p text:style-name="P3"><text:a xlink:type="simple" xlink:href="https://www.datacamp.com/community/tutorials/pca-analysis-r" text:style-name="Internet_20_link" text:visited-style-name="Visited_20_Internet_20_Link">https://www.datacamp.com/community/tutorials/pca-analysis-r</text:a></text:p>
      <text:p text:style-name="P3"/>
      <text:p text:style-name="P3"><text:a xlink:type="simple" xlink:href="https://towardsdatascience.com/dimensionality-reduction-does-pca-really-improve-classification-outcome-6e9ba21f0a32" text:style-name="Internet_20_link" text:visited-style-name="Visited_20_Internet_20_Link">https://towardsdatascience.com/dimensionality-reduction-does-pca-really-improve-classification-outcome-6e9ba21f0a32</text:a></text:p>
      <text:p text:style-name="P3"/>
      <text:p text:style-name="P3"/>
      <text:p text:style-name="P3">-----------</text:p>
      <text:p text:style-name="P3"><text:span text:style-name="Source_20_Text"><text:span text:style-name="T1">testPCA &lt;- predict(train.Comp, newdata = testing[c(</text:span></text:span><text:span text:style-name="Source_20_Text"><text:span text:style-name="T2">1</text:span></text:span><text:span text:style-name="Source_20_Text"><text:span text:style-name="T1">:</text:span></text:span><text:span text:style-name="Source_20_Text"><text:span text:style-name="T2">52</text:span></text:span><text:span text:style-name="Source_20_Text"><text:span text:style-name="T1">)])</text:span></text:span></text:p>
      <text:p text:style-name="P6"><text:span text:style-name="Source_20_Text"><text:span text:style-name="T1">confusionMatrix(testing$classe, predict(modfitRF, testPCA))</text:span></text:span></text:p>
      <text:p text:style-name="P5"><text:span text:style-name="Source_20_Text"><text:span text:style-name="T1">## Confusion Matrix and Statistics</text:span></text:span></text:p>
      <text:p text:style-name="P7"><text:span text:style-name="Source_20_Text"><text:span text:style-name="T1">## </text:span></text:span></text:p>
      <text:p text:style-name="P7"><text:span text:style-name="Source_20_Text"><text:span text:style-name="T1">## <text:s text:c="10"/>Reference</text:span></text:span></text:p>
      <text:p text:style-name="P7"><text:span text:style-name="Source_20_Text"><text:span text:style-name="T1">## Prediction <text:s text:c="2"/>A <text:s text:c="2"/>B <text:s text:c="2"/>C <text:s text:c="2"/>D <text:s text:c="2"/>E</text:span></text:span></text:p>
      <text:p text:style-name="P7"><text:span text:style-name="Source_20_Text"><text:span text:style-name="T1">## <text:s text:c="9"/>A 832 143 129 187 104</text:span></text:span></text:p>
      <text:p text:style-name="P7"><text:span text:style-name="Source_20_Text"><text:span text:style-name="T1">## <text:s text:c="9"/>B 218 526 <text:s/>97 <text:s/>37 <text:s/>71</text:span></text:span></text:p>
      <text:p text:style-name="P7"><text:span text:style-name="Source_20_Text"><text:span text:style-name="T1">## <text:s text:c="9"/>C 342 151 225 <text:s/>70 <text:s/>67</text:span></text:span></text:p>
      <text:p text:style-name="P7"><text:span text:style-name="Source_20_Text"><text:span text:style-name="T1">## <text:s text:c="9"/>D 133 118 <text:s/>66 346 141</text:span></text:span></text:p>
      <text:p text:style-name="P7"><text:span text:style-name="Source_20_Text"><text:span text:style-name="T1">## <text:s text:c="9"/>E 118 <text:s/>84 <text:s/>41 <text:s/>29 629</text:span></text:span></text:p>
      <text:p text:style-name="P7"><text:span text:style-name="Source_20_Text"><text:span text:style-name="T1">## </text:span></text:span></text:p>
      <text:p text:style-name="P7"><text:span text:style-name="Source_20_Text"><text:span text:style-name="T1">## Overall Statistics</text:span></text:span></text:p>
      <text:p text:style-name="P7"><text:span text:style-name="Source_20_Text"><text:span text:style-name="T1">## <text:s text:c="42"/></text:span></text:span></text:p>
      <text:p text:style-name="P7"><text:span text:style-name="Source_20_Text"><text:span text:style-name="T1">## <text:s text:c="15"/>Accuracy : 0.5216 <text:s text:c="9"/></text:span></text:span></text:p>
      <text:p text:style-name="P7"><text:span text:style-name="Source_20_Text"><text:span text:style-name="T1">## <text:s text:c="17"/>95% CI : (0.5075, 0.5357)</text:span></text:span></text:p>
      <text:p text:style-name="P7"><text:span text:style-name="Source_20_Text"><text:span text:style-name="T1">## <text:s text:c="4"/>No Information Rate : 0.335 <text:s text:c="10"/></text:span></text:span></text:p>
      <text:p text:style-name="P7"><text:span text:style-name="Source_20_Text"><text:span text:style-name="T1">## <text:s text:c="4"/>P-Value [Acc &gt; NIR] : &lt; 2.2e-16 <text:s text:c="6"/></text:span></text:span></text:p>
      <text:p text:style-name="P7"><text:span text:style-name="Source_20_Text"><text:span text:style-name="T1">## <text:s text:c="42"/></text:span></text:span></text:p>
      <text:p text:style-name="P7"><text:span text:style-name="Source_20_Text"><text:span text:style-name="T1">## <text:s text:c="18"/>Kappa : 0.39 <text:s text:c="11"/></text:span></text:span></text:p>
      <text:p text:style-name="P7"><text:span text:style-name="Source_20_Text"><text:span text:style-name="T1">## <text:s text:c="42"/></text:span></text:span></text:p>
      <text:p text:style-name="P7"><text:span text:style-name="Source_20_Text"><text:span text:style-name="T1">## <text:s/>Mcnemar's Test P-Value : &lt; 2.2e-16 <text:s text:c="6"/></text:span></text:span></text:p>
      <text:p text:style-name="P7"><text:span text:style-name="Source_20_Text"><text:span text:style-name="T1">## </text:span></text:span></text:p>
      <text:p text:style-name="P7"><text:span text:style-name="Source_20_Text"><text:span text:style-name="T1">## Statistics by Class:</text:span></text:span></text:p>
      <text:p text:style-name="P7"><text:soft-page-break/><text:span text:style-name="Source_20_Text"><text:span text:style-name="T1">## </text:span></text:span></text:p>
      <text:p text:style-name="P7"><text:span text:style-name="Source_20_Text"><text:span text:style-name="T1">## <text:s text:c="21"/>Class: A Class: B Class: C Class: D Class: E</text:span></text:span></text:p>
      <text:p text:style-name="P7"><text:span text:style-name="Source_20_Text"><text:span text:style-name="T1">## Sensitivity <text:s text:c="11"/>0.5064 <text:s text:c="2"/>0.5147 <text:s/>0.40323 <text:s/>0.51719 <text:s text:c="2"/>0.6215</text:span></text:span></text:p>
      <text:p text:style-name="P7"><text:span text:style-name="Source_20_Text"><text:span text:style-name="T1">## Specificity <text:s text:c="11"/>0.8274 <text:s text:c="2"/>0.8910 <text:s/>0.85504 <text:s/>0.89185 <text:s text:c="2"/>0.9301</text:span></text:span></text:p>
      <text:p text:style-name="P7"><text:span text:style-name="Source_20_Text"><text:span text:style-name="T1">## Pos Pred Value <text:s text:c="8"/>0.5964 <text:s text:c="2"/>0.5543 <text:s/>0.26316 <text:s/>0.43035 <text:s text:c="2"/>0.6981</text:span></text:span></text:p>
      <text:p text:style-name="P7"><text:span text:style-name="Source_20_Text"><text:span text:style-name="T1">## Neg Pred Value <text:s text:c="8"/>0.7689 <text:s text:c="2"/>0.8746 <text:s/>0.91776 <text:s/>0.92122 <text:s text:c="2"/>0.9043</text:span></text:span></text:p>
      <text:p text:style-name="P7"><text:span text:style-name="Source_20_Text"><text:span text:style-name="T1">## Prevalence <text:s text:c="12"/>0.3350 <text:s text:c="2"/>0.2084 <text:s/>0.11378 <text:s/>0.13642 <text:s text:c="2"/>0.2064</text:span></text:span></text:p>
      <text:p text:style-name="P7"><text:span text:style-name="Source_20_Text"><text:span text:style-name="T1">## Detection Rate <text:s text:c="8"/>0.1697 <text:s text:c="2"/>0.1073 <text:s/>0.04588 <text:s/>0.07055 <text:s text:c="2"/>0.1283</text:span></text:span></text:p>
      <text:p text:style-name="P7"><text:span text:style-name="Source_20_Text"><text:span text:style-name="T1">## Detection Prevalence <text:s text:c="2"/>0.2845 <text:s text:c="2"/>0.1935 <text:s/>0.17435 <text:s/>0.16395 <text:s text:c="2"/>0.1837</text:span></text:span></text:p>
      <text:p text:style-name="P7"><text:span text:style-name="Source_20_Text"><text:span text:style-name="T1">## Balanced Accuracy <text:s text:c="5"/>0.6669 <text:s text:c="2"/>0.7029 <text:s/>0.62913 <text:s/>0.70452 <text:s text:c="2"/>0.7758</text:sp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5T20:04:30.855346154</meta:creation-date>
    <meta:editing-duration>PT25M5S</meta:editing-duration>
    <meta:editing-cycles>4</meta:editing-cycles>
    <meta:generator>LibreOffice/6.0.7.3$Linux_X86_64 LibreOffice_project/00m0$Build-3</meta:generator>
    <dc:date>2019-07-05T23:46:16.855011843</dc:date>
    <meta:document-statistic meta:table-count="0" meta:image-count="0" meta:object-count="0" meta:page-count="3" meta:paragraph-count="60" meta:word-count="517" meta:character-count="3616" meta:non-whitespace-character-count="2712"/>
  </office:meta>
</office:document-meta>
</file>